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C0000018D36BA86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cm, 10.5cm, 6.504cm, 0.711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cm, 6.001cm, 6.504cm, 5.46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cm, 1.501cm, 6.504cm, 9.96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99cm, 10.5cm, 1.505cm, 0.711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99cm, 6cm, 1.505cm, 5.461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99cm, 1.501cm, 1.505cm, 9.96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499cm" svg:height="3.249cm" svg:x="7.75cm" svg:y="5.75cm">
          <draw:image xlink:href="Pictures/100000010000022C0000018D36BA86D3.png" xlink:type="simple" xlink:show="embed" xlink:actuate="onLoad" draw:mime-type="image/png">
            <text:p/>
          </draw:image>
        </draw:frame>
      </draw:page>
      <draw:page draw:name="page2" draw:style-name="dp1" draw:master-page-name="Predeterminado">
        <draw:frame draw:style-name="gr2" draw:text-style-name="P1" draw:layer="layout" svg:width="3.249cm" svg:height="3.249cm" svg:x="10cm" svg:y="7.501cm">
          <draw:image xlink:href="Pictures/100000010000022C0000018D36BA86D3.png" xlink:type="simple" xlink:show="embed" xlink:actuate="onLoad" draw:mime-type="image/png">
            <text:p/>
          </draw:image>
        </draw:frame>
      </draw:page>
      <draw:page draw:name="page3" draw:style-name="dp1" draw:master-page-name="Predeterminado">
        <draw:frame draw:style-name="gr3" draw:text-style-name="P1" draw:layer="layout" svg:width="3.249cm" svg:height="3.249cm" svg:x="17cm" svg:y="5.75cm">
          <draw:image xlink:href="Pictures/100000010000022C0000018D36BA86D3.png" xlink:type="simple" xlink:show="embed" xlink:actuate="onLoad" draw:mime-type="image/png">
            <text:p/>
          </draw:image>
        </draw:frame>
      </draw:page>
      <draw:page draw:name="page4" draw:style-name="dp1" draw:master-page-name="Predeterminado">
        <draw:frame draw:style-name="gr4" draw:text-style-name="P1" draw:layer="layout" svg:width="3.499cm" svg:height="3.499cm" svg:x="10.25cm" svg:y="5.751cm">
          <draw:image xlink:href="Pictures/100000010000022C0000018D36BA86D3.png" xlink:type="simple" xlink:show="embed" xlink:actuate="onLoad" draw:mime-type="image/png">
            <text:p/>
          </draw:image>
        </draw:frame>
      </draw:page>
      <draw:page draw:name="page5" draw:style-name="dp1" draw:master-page-name="Predeterminado">
        <draw:frame draw:style-name="gr5" draw:text-style-name="P1" draw:layer="layout" svg:width="3.249cm" svg:height="3.499cm" svg:x="12.5cm" svg:y="10.5cm">
          <draw:image xlink:href="Pictures/100000010000022C0000018D36BA86D3.png" xlink:type="simple" xlink:show="embed" xlink:actuate="onLoad" draw:mime-type="image/png">
            <text:p/>
          </draw:image>
        </draw:frame>
      </draw:page>
      <draw:page draw:name="page6" draw:style-name="dp1" draw:master-page-name="Predeterminado">
        <draw:frame draw:style-name="gr6" draw:text-style-name="P1" draw:layer="layout" svg:width="3.249cm" svg:height="3.499cm" svg:x="17cm" svg:y="10.5cm">
          <draw:image xlink:href="Pictures/100000010000022C0000018D36BA86D3.png" xlink:type="simple" xlink:show="embed" xlink:actuate="onLoad" draw:mime-type="image/png">
            <text:p/>
          </draw:image>
        </draw:frame>
      </draw:page>
      <draw:page draw:name="page7" draw:style-name="dp1" draw:master-page-name="Predeterminado">
        <draw:frame draw:style-name="gr7" draw:text-style-name="P1" draw:layer="layout" svg:width="14.711cm" svg:height="10.504cm" svg:x="7.039cm" svg:y="5cm">
          <draw:image xlink:href="Pictures/100000010000022C0000018D36BA86D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2T13:21:13.324000000</meta:creation-date>
    <dc:date>2024-07-02T13:39:16.396000000</dc:date>
    <meta:editing-duration>PT18M2S</meta:editing-duration>
    <meta:editing-cycles>2</meta:editing-cycles>
    <meta:generator>LibreOffice/24.2.4.2$Windows_X86_64 LibreOffice_project/51a6219feb6075d9a4c46691dcfe0cd9c4fff3c2</meta:generator>
    <meta:document-statistic meta:object-count="7"/>
  </office:meta>
</office:document-meta>
</file>